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382.62mm"/>
    </style:style>
    <style:style style:name="co4" style:family="table-column">
      <style:table-column-properties fo:break-before="auto" style:column-width="164.5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glas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eldoSemestralViejo(S,T,VT) :- salarioBasicoViejo(S,SV), bonificacionViejo(SV,BV),primaViejo(SV,T,PS), VT is SV+BV+PS.</text:p>
          </table:table-cell>
          <table:table-cell office:value-type="string" calcext:value-type="string">
            <text:p>Regla para sueldo semestral</text:p>
          </table:table-cell>
          <table:table-cell office:value-type="float" office:value="1" calcext:value-type="float">
            <text:p>1</text:p>
          </table:table-cell>
          <table:table-cell table:formula="of:= &quot;INSERT INTO ruler.predicado(dominio, nombre, descripcion, tipo_predicado) VALUES (5, '&quot;&amp;[.C2]&amp;&quot;', '&quot;&amp;[.D2]&amp;&quot;' , 1);&quot;" office:value-type="string" office:string-value="INSERT INTO ruler.predicado(dominio, nombre, descripcion, tipo_predicado) VALUES (5, 'sueldoSemestralViejo(S,T,VT) :- salarioBasicoViejo(S,SV), bonificacionViejo(SV,BV),primaViejo(SV,T,PS), VT is SV+BV+PS.', 'Regla para sueldo semestral' , 1);" calcext:value-type="string">
            <text:p>INSERT INTO ruler.predicado(dominio, nombre, descripcion, tipo_predicado) VALUES (5, 'sueldoSemestralViejo(S,T,VT) :- salarioBasicoViejo(S,SV), bonificacionViejo(SV,BV),primaViejo(SV,T,PS), VT is SV+BV+PS.', 'Regla para sueldo semestral' , 1);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ud(V,S) :- S is V*0.04.</text:p>
          </table:table-cell>
          <table:table-cell office:value-type="string" calcext:value-type="string">
            <text:p>Regla para calcular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nsion(V,S) :- S is V*0.04.</text:p>
          </table:table-cell>
          <table:table-cell office:value-type="string" calcext:value-type="string">
            <text:p>Regla para calcular pens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REgla para novedades fij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porteTope(2017,5928700).</text:p>
          </table:table-cell>
          <table:table-cell office:value-type="string" calcext:value-type="string">
            <text:p>Hecho con tope para subsidio de transpo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porte(2017,153274).</text:p>
          </table:table-cell>
          <table:table-cell office:value-type="string" calcext:value-type="string">
            <text:p>Hecho con tope para subsidio de transpor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mentacionTope(2017,5928700).</text:p>
          </table:table-cell>
          <table:table-cell office:value-type="string" calcext:value-type="string">
            <text:p>Hecho con tope para subsidio de alimentac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mentacion(2017,140932).</text:p>
          </table:table-cell>
          <table:table-cell office:value-type="string" calcext:value-type="string">
            <text:p>Hecho con tope para subsidio de alimentac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nificacionServicios(V,S) :-esAnual(si), (V/2 @&lt; 756411 -&gt;Y is V*0.50; Y is V*0.35), S is (Y rnd 0).</text:p>
          </table:table-cell>
          <table:table-cell office:value-type="string" calcext:value-type="string">
            <text:p>Regla bonificación por servic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Servicios(S,T,P) :- (T @&gt;= 12 -&gt; P is S;P is S/12).</text:p>
          </table:table-cell>
          <table:table-cell office:value-type="string" calcext:value-type="string">
            <text:p>Regla para prima por servic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o_concepto(X,T,P,N,R) :- concepto(X,T,Y,N,Z,P),((Y==porcentaje)-&gt;(valor_pago(X,P,V),R is V * Z)).</text:p>
          </table:table-cell>
          <table:table-cell office:value-type="string" calcext:value-type="string">
            <text:p>Regla para novedades porcentu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or_pago(X,V,P):- P is X*V/100.</text:p>
          </table:table-cell>
          <table:table-cell office:value-type="string" calcext:value-type="string">
            <text:p>Regla para novedades porcentuales (calcular valor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(prueba, devengo, porcentaje, salud,0.5 , 2016).</text:p>
          </table:table-cell>
          <table:table-cell office:value-type="string" calcext:value-type="string">
            <text:p>Regla de prueba para concepto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engo(0,prueba).</text:p>
          </table:table-cell>
          <table:table-cell office:value-type="string" calcext:value-type="string">
            <text:p>Regla de prueba para los devengos que deben ser tomados en cuenta en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vedades_devengos(X):- devengo(V,N), conceptos_ibc(N), X is V.</text:p>
          </table:table-cell>
          <table:table-cell office:value-type="string" calcext:value-type="string">
            <text:p>Regla que verifica si la novedad de devengo debe ser tenida en cuenta para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Hecho que contiene nombre de concepto que debe ser tenido en cuenta para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rioBasicoViejo(S,C,T,X) :- (C = 1 -&gt; X is (S+S*0.35) *(T/30); X is S * (T /30)).</text:p>
          </table:table-cell>
          <table:table-cell office:value-type="string" calcext:value-type="string">
            <text:p>Regla para hallar salario de docentes viej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quidar(R,P,V,T,C,L):- (R == 1 -&gt; salarioBasicoNuevo(P,V,T,S), L is S;R == 2 -&gt; <text:s/>salarioBasicoViejo(V,C,T,X), L is X; L is 0).</text:p>
          </table:table-cell>
          <table:table-cell office:value-type="string" calcext:value-type="string">
            <text:p>Regla para liquidar docent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rioBasicoNuevo(P,V,T,S) :- S is (P*V)*(T/30).</text:p>
          </table:table-cell>
          <table:table-cell office:value-type="string" calcext:value-type="string">
            <text:p>Regla para hallar salario de docentes nuev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6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6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6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7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horasExtras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7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3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3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3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2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2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2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1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asigAdicDec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9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7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7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1,6,30).</text:p>
          </table:table-cell>
          <table:table-cell office:value-type="string" calcext:value-type="string">
            <text:p>Para el sueldo de vacaciones, nómina 5, los días a liquidar son 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cular_ibc(V):- conceptos_ibc(X), sumar_ibc(X,Y), V is Y.</text:p>
          </table:table-cell>
          <table:table-cell office:value-type="string" calcext:value-type="string">
            <text:p>calcular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primaAnt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bonServ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gastosRep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salarioBase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ps(DL,R,V):-dias_liq_doc(R,ND), (DL@&gt;=360 -&gt; V is 30; DL &lt; 90 -&gt; V is 0; V is ((DL*ND) / 360 rnd 0)). </text:p>
          </table:table-cell>
          <table:table-cell office:value-type="string" calcext:value-type="string">
            <text:p>dias a liquidar para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oc(1,30).</text:p>
          </table:table-cell>
          <table:table-cell office:value-type="string" calcext:value-type="string">
            <text:p>Si el docente es 1, es regimen nuevo, se liquidan 30 días de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oc(2,15).</text:p>
          </table:table-cell>
          <table:table-cell office:value-type="string" calcext:value-type="string">
            <text:p>SI el docentes es 2, es regimen antiguo, se liquidan 15 doas de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ps(129).</text:p>
          </table:table-cell>
          <table:table-cell office:value-type="string" calcext:value-type="string">
            <text:p>Concepto a buscar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ps(1195).</text:p>
          </table:table-cell>
          <table:table-cell office:value-type="string" calcext:value-type="string">
            <text:p>Concepto a buscar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ps(139).</text:p>
          </table:table-cell>
          <table:table-cell office:value-type="string" calcext:value-type="string">
            <text:p>Concepto a buscar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_bs(N,D,V):- bonificacion_servicio_ps(N,X), V is ((X/12) rnd 0).</text:p>
          </table:table-cell>
          <table:table-cell office:value-type="string" calcext:value-type="string">
            <text:p>Doceava de bonificacion por servicios docen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2,5,21).</text:p>
          </table:table-cell>
          <table:table-cell office:value-type="string" calcext:value-type="string">
            <text:p>Para la prima de vacaciones, nómina 4, los días a liquidar son 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1,4,20).</text:p>
          </table:table-cell>
          <table:table-cell office:value-type="string" calcext:value-type="string">
            <text:p>sasd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dic(129).</text:p>
          </table:table-cell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dic(1195).</text:p>
          </table:table-cell>
          <table:table-cell office:value-type="string" calcext:value-type="string">
            <text:p>ASDS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dic(139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(N,V):-bonificacion_servicio(N,X), V is (X/12 rnd 0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_ps(N,V):- prima_servicios(N,X), V is (X/12 rnd 0).</text:p>
          </table:table-cell>
          <table:table-cell office:value-type="string" calcext:value-type="string">
            <text:p>ASD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_pv(N,V) :- prima_vacaciones(N,X), V is (X/12 rnd 0).</text:p>
          </table:table-cell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2,6,30).</text:p>
          </table:table-cell>
          <table:table-cell office:value-type="string" calcext:value-type="string">
            <text:p>Para la prima de navidad, nómina 6, los días a liquidar son 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2,4,15).</text:p>
          </table:table-cell>
          <table:table-cell office:value-type="string" calcext:value-type="string">
            <text:p>dsa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1,5,34).</text:p>
          </table:table-cell>
          <table:table-cell office:value-type="string" calcext:value-type="string">
            <text:p>dsa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4:30:30.1101011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8T15:44:32.699830394</dc:date>
    <dc:creator>Maria Ortiz</dc:creator>
    <meta:editing-duration>P4DT1H12M6S</meta:editing-duration>
    <meta:editing-cycles>5</meta:editing-cycles>
    <meta:generator>LibreOffice/5.0.6.2$Linux_X86_64 LibreOffice_project/00$Build-2</meta:generator>
    <meta:document-statistic meta:table-count="1" meta:cell-count="426" meta:object-count="0"/>
  </office:meta>
</office:document-meta>
</file>